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Rubrik1" style:master-page-name="MP0" style:family="paragraph">
      <style:paragraph-properties fo:break-before="page" fo:text-align="center"/>
    </style:style>
    <style:style style:name="P2" style:parent-style-name="Liststycke" style:family="paragraph"/>
    <style:style style:name="P3" style:parent-style-name="Liststycke" style:family="paragraph"/>
  </office:automatic-styles>
  <office:body>
    <office:text text:use-soft-page-breaks="true">
      <text:h text:style-name="P1" text:outline-level="1">Lektion 2 &amp; 3</text:h>
      <text:p text:style-name="Normal"/>
      <text:p text:style-name="Normal"/>
      <text:p text:style-name="Normal">List &lt;T&gt;: T är anpassnings bara där kan man skicka vilken data typ man vi in till listan. Så i stället för att skriva in data typen i mitten av &lt;&gt; så kan vi skriva en T, men ändå måste vi välja vilken data typ den ska ha string eller int eller något annat.<text:s/></text:p>
      <text:p text:style-name="Normal"/>
      <text:h text:style-name="Rubrik1" text:outline-level="1">LINQ (Language Integrated Query) <text:s/></text:h>
      <text:p text:style-name="Normal">Query språk where sats och så<text:s/>vidare.</text:p>
      <text:p text:style-name="Normal"/>
      <text:p text:style-name="Normal">Metoder</text:p>
      <text:p text:style-name="Normal">Metod ligger i en klass. En metod ska göra endast en sak. Den ska ha ett beskrivande namn. Meningen med metoder är att göra koden mer lättläst och den kallas funktion också i andra språk.</text:p>
      <text:p text:style-name="Normal">Returtyp: där kan man använda sig av void eller int eller string alltså vad metoden ska skicka tillbaka.<text:s/></text:p>
      <text:p text:style-name="Normal">(Argumentlist/parameterar) : input till metoden <text:s/>vad är det som vi ska skicka till metoden.<text:s/></text:p>
      <text:p text:style-name="Normal">Frågor:</text:p>
      <text:list text:style-name="LFO1" text:continue-numbering="true">
        <text:list-item>
          <text:p text:style-name="P2">Jag tror att man kan skicka in inputen till metoden och sedan så kan vi spara den i en sträng och sedan använda oss av Reverse metoden, <text:s/>det är ett sätt men då måste vi fixa en char array för att omvända den, vad vi kan göra också är oss av loop för att vi ska omvända de, där kan vi använda inre och yttre loop och sedan byter plats på de.<text:s/></text:p>
        </text:list-item>
        <text:list-item>
          <text:p text:style-name="P3"><text:s/>Det har med data typen att göra en int kan inte spara en double.<text:s/></text:p>
        </text:list-item>
      </text:list>
      <text:p text:style-name="Normal"/>
      <text:p text:style-name="Normal">Lektion 3:</text:p>
      <text:h text:style-name="Rubrik2" text:outline-level="2">OOP:<text:s/></text:h>
      <text:p text:style-name="Normal">Abstraktion är bra. Det innebär det vi skapar en klass för att dela vår kod där skapar vi en egenskap för vårt objekt och sedan kan vi skicka den till main(); Så Objektet är instans av klassen. I klassen så skapar vi egenskaper och allt som den klassen ska ha. Objekt beskrivs av klassen.<text:s/>Knepigt bort och när vi deklarerar variabler är alltid superviktigt för men speciellt när det kommer till liksom att saker hålls vid liv till längre och så OK så det här är en grej som jag vet att jag stött på tidigare konstruktörer man hör nästan på namnet vad de gör det är här man konstruerar upp nya objekt det är en special metod om man inte skriver en själv så finns det en så finns det alltid en digitalt så att det är en grund som skapas automatiskt av t shirt det är den här branschen vi kör nu den heter jag och är tacksam för klassen eller heter samma fart som klassen och man kan ha jättemånga olika beroende på om man behöver skrapa upp olika saker och man kan sakna dem.<text:s/></text:p>
      <text:p text:style-name="Normal">Konstruktorer:<text:s/></text:p>
      <text:p text:style-name="Normal">Viktiga för att lägga över ansvaret på skapandet av objektet på objektet själv. Förhindra skapandet av ”defualt”-objekt . glöm inte att den ska komma först i klassen det är viktigt.<text:s/></text:p>
      <text:p text:style-name="Normal">Vad är Static:<text:line-break/>hur tillhör metoden till klassen och hur är de uppkopplat för den klassen. Den påverka hur vi ska komma åt data i klassen.<text:s/><text:line-break/>när vi kör en metod så antingen så är den static eller inte alltså vi behöver ett objekt eller inte.<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F5496" fo:font-size="16pt" style:font-size-asian="16pt" style:font-size-complex="16pt"/>
    </style:style>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Rubrik2Char" style:display-name="Rubrik 2 Char" style:family="text" style:parent-style-name="Standardstycketeckensnit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mar Ogaili Svensson</meta:initial-creator>
    <dc:creator>Omar Ogaili Svensson</dc:creator>
    <meta:creation-date>2024-02-09T08:12:00Z</meta:creation-date>
    <dc:date>2024-02-13T14:11:00Z</dc:date>
    <meta:template xlink:href="Normal" xlink:type="simple"/>
    <meta:editing-cycles>2</meta:editing-cycles>
    <meta:editing-duration>PT217920S</meta:editing-duration>
    <meta:document-statistic meta:page-count="1" meta:paragraph-count="5" meta:word-count="412" meta:character-count="2591" meta:row-count="18" meta:non-whitespace-character-count="2184"/>
  </office:meta>
</office:document-meta>
</file>